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0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ECD3322F</text:p>
          </table:table-cell>
          <table:table-cell table:style-name="ce1" office:value-type="float" office:value="13237351504" calcext:value-type="float">
            <text:p>132373515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69228EF</text:p>
          </table:table-cell>
          <table:table-cell table:style-name="ce1" office:value-type="float" office:value="8267343103" calcext:value-type="float">
            <text:p>82673431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41D631B</text:p>
          </table:table-cell>
          <table:table-cell table:style-name="ce1" office:value-type="float" office:value="16794105203" calcext:value-type="float">
            <text:p>167941052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A9C96F</text:p>
          </table:table-cell>
          <table:table-cell table:style-name="ce1" office:value-type="float" office:value="25951427401" calcext:value-type="float">
            <text:p>259514274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c5c7f8</text:p>
          </table:table-cell>
          <table:table-cell table:style-name="ce1" office:value-type="float" office:value="25951427401" calcext:value-type="float">
            <text:p>259514274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/>
      <number:text>,</number:text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 Sharp" style:font-family-asian="'WenQuanYi Zen Hei Sharp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9:09:51</meta:creation-date>
    <meta:initial-creator>Usuario de Windows</meta:initial-creator>
    <dc:language>es-CL</dc:language>
    <dc:date>2020-08-07T19:56:35</dc:date>
    <meta:editing-cycles>1</meta:editing-cycles>
    <meta:editing-duration>P0D</meta:editing-duration>
    <meta:generator>LibreOffice/5.3.6.1$Linux_X86_64 LibreOffice_project/30$Build-1</meta:generator>
    <meta:document-statistic meta:table-count="1" meta:cell-count="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